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000000" draw:marker-start="Diamond_20_unfilled" draw:marker-end="Diamond_20_unfilled" svg:stroke-opacity="100%" draw:fill="none" loext:fill-use-slide-background="false" draw:textarea-horizontal-align="justify" draw:textarea-vertical-align="middle" draw:auto-grow-height="false" fo:min-height="3.814cm" fo:min-width="6.612cm" loext:decorative="false"/>
    </style:style>
    <style:style style:name="gr3" style:family="graphic" style:parent-style-name="standard">
      <style:graphic-properties draw:stroke="none" svg:stroke-color="#000000" draw:marker-start="Diamond_20_unfilled" draw:marker-end="Diamond_20_unfilled" draw:fill="none" draw:fill-color="#ffffff" draw:textarea-vertical-align="middle" fo:min-height="3.877cm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start="" draw:marker-end="" draw:fill="none" draw:textarea-vertical-align="middle" loext:decorative="false"/>
    </style:style>
    <style:style style:name="gr5" style:family="graphic" style:parent-style-name="standard">
      <style:graphic-properties svg:stroke-color="#ff0000" draw:marker-start="Diamond_20_unfilled" draw:marker-end="Diamond_20_unfilled" draw:fill-color="#ff0000" draw:textarea-horizontal-align="justify" draw:textarea-vertical-align="middle" draw:auto-grow-height="false" fo:min-height="0.064cm" fo:min-width="0cm" loext:decorative="false"/>
    </style:style>
    <style:style style:name="gr6" style:family="graphic" style:parent-style-name="objectwithoutfill">
      <style:graphic-properties svg:stroke-width="0.028cm" svg:stroke-color="#000000" draw:marker-start="" draw:marker-start-width="0.242cm" draw:marker-end="Arrow_20_large" draw:marker-end-width="0.356cm" draw:fill="none" draw:textarea-vertical-align="middle" fo:padding-top="0.139cm" fo:padding-bottom="0.139cm" fo:padding-left="0.264cm" fo:padding-right="0.264cm" draw:shadow-offset-x="0.203cm" draw:shadow-offset-y="0.203cm" loext:decorative="false"/>
    </style:style>
    <style:style style:name="gr7" style:family="graphic" style:parent-style-name="objectwithoutfill">
      <style:graphic-properties svg:stroke-width="0.028cm" svg:stroke-color="#000000" draw:marker-start="" draw:marker-start-width="0.242cm" draw:marker-end="Diamond_20_unfilled" draw:marker-end-width="0.356cm" draw:fill="none" draw:textarea-vertical-align="middle" fo:padding-top="0.139cm" fo:padding-bottom="0.139cm" fo:padding-left="0.264cm" fo:padding-right="0.264cm" draw:shadow-offset-x="0.203cm" draw:shadow-offset-y="0.203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>
            <draw:g draw:style-name="gr1">
              <draw:custom-shape draw:style-name="gr2" draw:text-style-name="P1" draw:layer="layout" svg:width="7.112cm" svg:height="4.064cm" svg:x="2.96cm" svg:y="2.27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3" draw:layer="layout" svg:width="7.112cm" svg:height="4.127cm" svg:x="2.95cm" svg:y="2.27cm">
                <draw:text-box>
                  <text:p text:style-name="P2">start()</text:p>
                </draw:text-box>
              </draw:frame>
            </draw:g>
          </draw:g>
          <draw:line draw:style-name="gr4" draw:text-style-name="P1" draw:layer="layout" svg:x1="2.95cm" svg:y1="6.08cm" svg:x2="10.062cm" svg:y2="6.08cm">
            <text:p/>
          </draw:line>
        </draw:g>
        <draw:g draw:style-name="gr1">
          <draw:custom-shape draw:style-name="gr5" draw:text-style-name="P4" draw:layer="layout" svg:width="0.953cm" svg:height="0.965cm" svg:x="1.105cm" svg:y="8.474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g draw:style-name="gr1">
            <draw:g draw:style-name="gr1">
              <draw:custom-shape draw:style-name="gr2" draw:text-style-name="P1" draw:layer="layout" svg:width="7.112cm" svg:height="4.064cm" svg:x="1.105cm" svg:y="8.47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3" draw:layer="layout" svg:width="7.112cm" svg:height="4.127cm" svg:x="1.105cm" svg:y="8.47cm">
                <draw:text-box>
                  <text:p text:style-name="P2">ActiveObject</text:p>
                </draw:text-box>
              </draw:frame>
            </draw:g>
          </draw:g>
        </draw:g>
        <draw:g draw:style-name="gr1">
          <draw:g draw:style-name="gr1">
            <draw:custom-shape draw:style-name="gr2" draw:text-style-name="P1" draw:layer="layout" svg:width="7.112cm" svg:height="4.064cm" svg:x="11.033cm" svg:y="8.468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7.112cm" svg:height="4.127cm" svg:x="11.033cm" svg:y="8.468cm">
              <draw:text-box>
                <text:p text:style-name="P2">Aggregate</text:p>
              </draw:text-box>
            </draw:frame>
          </draw:g>
        </draw:g>
        <draw:line draw:style-name="gr6" draw:text-style-name="P1" draw:layer="layout" svg:x1="4.81cm" svg:y1="6.397cm" svg:x2="4.81cm" svg:y2="8.502cm">
          <text:p/>
        </draw:line>
        <draw:line draw:style-name="gr6" draw:text-style-name="P1" draw:layer="layout" svg:x1="9.572cm" svg:y1="6.397cm" svg:x2="14.017cm" svg:y2="8.62cm">
          <text:p/>
        </draw:line>
        <draw:g draw:style-name="gr1">
          <draw:g draw:style-name="gr1">
            <draw:custom-shape draw:style-name="gr2" draw:text-style-name="P1" draw:layer="layout" svg:width="7.112cm" svg:height="4.064cm" svg:x="12.605cm" svg:y="2.27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7.112cm" svg:height="4.127cm" svg:x="12.605cm" svg:y="2.27cm">
              <draw:text-box>
                <text:p text:style-name="P2">PlainClass</text:p>
              </draw:text-box>
            </draw:frame>
          </draw:g>
        </draw:g>
        <draw:line draw:style-name="gr6" draw:text-style-name="P1" draw:layer="layout" svg:x1="10.207cm" svg:y1="4.175cm" svg:x2="12.747cm" svg:y2="4.175cm">
          <text:p/>
        </draw:line>
        <draw:line draw:style-name="gr6" draw:text-style-name="P1" draw:layer="layout" svg:x1="15.287cm" svg:y1="8.62cm" svg:x2="16.24cm" svg:y2="6.397cm">
          <text:p/>
        </draw:line>
        <draw:g draw:style-name="gr1">
          <draw:g draw:style-name="gr1">
            <draw:custom-shape draw:style-name="gr2" draw:text-style-name="P1" draw:layer="layout" svg:width="7.112cm" svg:height="4.064cm" svg:x="4.705cm" svg:y="16.97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7.112cm" svg:height="4.127cm" svg:x="4.705cm" svg:y="16.97cm">
              <draw:text-box>
                <text:p text:style-name="P2">FirstSubordinate</text:p>
              </draw:text-box>
            </draw:frame>
          </draw:g>
        </draw:g>
        <draw:g draw:style-name="gr1">
          <draw:g draw:style-name="gr1">
            <draw:custom-shape draw:style-name="gr2" draw:text-style-name="P1" draw:layer="layout" svg:width="7.112cm" svg:height="4.064cm" svg:x="12.905cm" svg:y="16.97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7.112cm" svg:height="4.127cm" svg:x="12.905cm" svg:y="16.97cm">
              <draw:text-box>
                <text:p text:style-name="P2">SecondSubordinate</text:p>
              </draw:text-box>
            </draw:frame>
          </draw:g>
        </draw:g>
        <draw:line draw:style-name="gr7" draw:text-style-name="P1" draw:layer="layout" svg:x1="8.302cm" svg:y1="16.875cm" svg:x2="14.652cm" svg:y2="12.43cm">
          <text:p/>
        </draw:line>
        <draw:line draw:style-name="gr7" draw:text-style-name="P1" draw:layer="layout" svg:x1="16.557cm" svg:y1="16.875cm" svg:x2="15.605cm" svg:y2="12.43cm">
          <text:p/>
        </draw:line>
      </draw:page>
      <draw:page draw:name="page2" draw:style-name="dp1" draw:master-page-name="Default">
        <draw:g draw:style-name="gr1">
          <draw:g draw:style-name="gr1">
            <draw:g draw:style-name="gr1">
              <draw:custom-shape draw:style-name="gr2" draw:text-style-name="P1" draw:layer="layout" svg:width="7.112cm" svg:height="4.064cm" svg:x="2.96cm" svg:y="2.27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3" draw:layer="layout" svg:width="7.112cm" svg:height="4.127cm" svg:x="2.95cm" svg:y="2.27cm">
                <draw:text-box>
                  <text:p text:style-name="P2">start()</text:p>
                </draw:text-box>
              </draw:frame>
            </draw:g>
          </draw:g>
          <draw:line draw:style-name="gr4" draw:text-style-name="P1" draw:layer="layout" svg:x1="2.95cm" svg:y1="6.08cm" svg:x2="10.062cm" svg:y2="6.08cm">
            <text:p/>
          </draw:line>
        </draw:g>
        <draw:g draw:style-name="gr1">
          <draw:custom-shape draw:style-name="gr5" draw:text-style-name="P4" draw:layer="layout" svg:width="0.953cm" svg:height="0.965cm" svg:x="1.105cm" svg:y="8.474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g draw:style-name="gr1">
            <draw:g draw:style-name="gr1">
              <draw:custom-shape draw:style-name="gr2" draw:text-style-name="P1" draw:layer="layout" svg:width="7.112cm" svg:height="4.064cm" svg:x="1.105cm" svg:y="8.47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3" draw:layer="layout" svg:width="7.112cm" svg:height="4.127cm" svg:x="1.105cm" svg:y="8.47cm">
                <draw:text-box>
                  <text:p text:style-name="P2">ActiveObject</text:p>
                </draw:text-box>
              </draw:frame>
            </draw:g>
          </draw:g>
        </draw:g>
        <draw:g draw:style-name="gr1">
          <draw:g draw:style-name="gr1">
            <draw:custom-shape draw:style-name="gr2" draw:text-style-name="P1" draw:layer="layout" svg:width="7.112cm" svg:height="4.064cm" svg:x="11.033cm" svg:y="8.468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7.112cm" svg:height="4.127cm" svg:x="11.033cm" svg:y="8.468cm">
              <draw:text-box>
                <text:p text:style-name="P2">HER</text:p>
              </draw:text-box>
            </draw:frame>
          </draw:g>
        </draw:g>
        <draw:line draw:style-name="gr6" draw:text-style-name="P1" draw:layer="layout" svg:x1="4.81cm" svg:y1="6.397cm" svg:x2="4.81cm" svg:y2="8.502cm">
          <text:p/>
        </draw:line>
        <draw:line draw:style-name="gr6" draw:text-style-name="P1" draw:layer="layout" svg:x1="9.572cm" svg:y1="6.397cm" svg:x2="14.017cm" svg:y2="8.62cm">
          <text:p/>
        </draw:line>
        <draw:g draw:style-name="gr1">
          <draw:g draw:style-name="gr1">
            <draw:custom-shape draw:style-name="gr2" draw:text-style-name="P1" draw:layer="layout" svg:width="7.112cm" svg:height="4.064cm" svg:x="12.605cm" svg:y="2.27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7.112cm" svg:height="4.127cm" svg:x="12.605cm" svg:y="2.27cm">
              <draw:text-box>
                <text:p text:style-name="P2">PlainClass</text:p>
              </draw:text-box>
            </draw:frame>
          </draw:g>
        </draw:g>
        <draw:line draw:style-name="gr6" draw:text-style-name="P1" draw:layer="layout" svg:x1="10.207cm" svg:y1="4.175cm" svg:x2="12.747cm" svg:y2="4.175cm">
          <text:p/>
        </draw:line>
        <draw:line draw:style-name="gr6" draw:text-style-name="P1" draw:layer="layout" svg:x1="15.287cm" svg:y1="8.62cm" svg:x2="16.24cm" svg:y2="6.397cm">
          <text:p/>
        </draw:line>
        <draw:g draw:style-name="gr1">
          <draw:g draw:style-name="gr1">
            <draw:custom-shape draw:style-name="gr2" draw:text-style-name="P1" draw:layer="layout" svg:width="7.112cm" svg:height="4.064cm" svg:x="4.705cm" svg:y="16.97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7.112cm" svg:height="4.127cm" svg:x="4.705cm" svg:y="16.97cm">
              <draw:text-box>
                <text:p text:style-name="P2">BasePlayer</text:p>
              </draw:text-box>
            </draw:frame>
          </draw:g>
        </draw:g>
        <draw:g draw:style-name="gr1">
          <draw:g draw:style-name="gr1">
            <draw:custom-shape draw:style-name="gr2" draw:text-style-name="P1" draw:layer="layout" svg:width="7.112cm" svg:height="4.064cm" svg:x="12.905cm" svg:y="16.97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7.112cm" svg:height="4.127cm" svg:x="12.905cm" svg:y="16.97cm">
              <draw:text-box>
                <text:p text:style-name="P2">SecondSubordinate</text:p>
              </draw:text-box>
            </draw:frame>
          </draw:g>
        </draw:g>
        <draw:line draw:style-name="gr7" draw:text-style-name="P1" draw:layer="layout" svg:x1="8.302cm" svg:y1="16.875cm" svg:x2="14.652cm" svg:y2="12.43cm">
          <text:p/>
        </draw:line>
        <draw:line draw:style-name="gr7" draw:text-style-name="P1" draw:layer="layout" svg:x1="16.557cm" svg:y1="16.875cm" svg:x2="15.605cm" svg:y2="12.43cm">
          <text:p/>
        </draw:line>
      </draw:page>
      <draw:page draw:name="page3" draw:style-name="dp1" draw:master-page-name="Default">
        <draw:g draw:style-name="gr1">
          <draw:g draw:style-name="gr1">
            <draw:g draw:style-name="gr1">
              <draw:custom-shape draw:style-name="gr2" draw:text-style-name="P1" draw:layer="layout" svg:width="7.112cm" svg:height="4.064cm" svg:x="2.96cm" svg:y="2.27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3" draw:layer="layout" svg:width="7.112cm" svg:height="4.127cm" svg:x="2.95cm" svg:y="2.27cm">
                <draw:text-box>
                  <text:p text:style-name="P2">start()</text:p>
                </draw:text-box>
              </draw:frame>
            </draw:g>
          </draw:g>
          <draw:line draw:style-name="gr4" draw:text-style-name="P1" draw:layer="layout" svg:x1="2.95cm" svg:y1="6.08cm" svg:x2="10.062cm" svg:y2="6.08cm">
            <text:p/>
          </draw:line>
        </draw:g>
        <draw:g draw:style-name="gr1">
          <draw:custom-shape draw:style-name="gr5" draw:text-style-name="P4" draw:layer="layout" svg:width="0.953cm" svg:height="0.965cm" svg:x="1.105cm" svg:y="8.474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g draw:style-name="gr1">
            <draw:g draw:style-name="gr1">
              <draw:custom-shape draw:style-name="gr2" draw:text-style-name="P1" draw:layer="layout" svg:width="7.112cm" svg:height="4.064cm" svg:x="1.105cm" svg:y="8.47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3" draw:layer="layout" svg:width="7.112cm" svg:height="4.127cm" svg:x="1.105cm" svg:y="8.47cm">
                <draw:text-box>
                  <text:p text:style-name="P2">Game</text:p>
                </draw:text-box>
              </draw:frame>
            </draw:g>
          </draw:g>
        </draw:g>
        <draw:g draw:style-name="gr1">
          <draw:g draw:style-name="gr1">
            <draw:custom-shape draw:style-name="gr2" draw:text-style-name="P1" draw:layer="layout" svg:width="7.112cm" svg:height="4.064cm" svg:x="11.033cm" svg:y="8.468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7.112cm" svg:height="4.127cm" svg:x="11.033cm" svg:y="8.468cm">
              <draw:text-box>
                <text:p text:style-name="P2">HER</text:p>
              </draw:text-box>
            </draw:frame>
          </draw:g>
        </draw:g>
        <draw:line draw:style-name="gr6" draw:text-style-name="P1" draw:layer="layout" svg:x1="4.81cm" svg:y1="6.397cm" svg:x2="4.81cm" svg:y2="8.502cm">
          <text:p/>
        </draw:line>
        <draw:line draw:style-name="gr6" draw:text-style-name="P1" draw:layer="layout" svg:x1="9.572cm" svg:y1="6.397cm" svg:x2="14.017cm" svg:y2="8.62cm">
          <text:p/>
        </draw:line>
        <draw:g draw:style-name="gr1">
          <draw:g draw:style-name="gr1">
            <draw:custom-shape draw:style-name="gr2" draw:text-style-name="P1" draw:layer="layout" svg:width="7.112cm" svg:height="4.064cm" svg:x="12.605cm" svg:y="2.27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7.112cm" svg:height="4.127cm" svg:x="12.605cm" svg:y="2.27cm">
              <draw:text-box>
                <text:p text:style-name="P2">PlainClass</text:p>
              </draw:text-box>
            </draw:frame>
          </draw:g>
        </draw:g>
        <draw:line draw:style-name="gr6" draw:text-style-name="P1" draw:layer="layout" svg:x1="10.207cm" svg:y1="4.175cm" svg:x2="12.747cm" svg:y2="4.175cm">
          <text:p/>
        </draw:line>
        <draw:line draw:style-name="gr6" draw:text-style-name="P1" draw:layer="layout" svg:x1="15.287cm" svg:y1="8.62cm" svg:x2="16.24cm" svg:y2="6.397cm">
          <text:p/>
        </draw:line>
        <draw:g draw:style-name="gr1">
          <draw:g draw:style-name="gr1">
            <draw:custom-shape draw:style-name="gr2" draw:text-style-name="P1" draw:layer="layout" svg:width="7.112cm" svg:height="4.064cm" svg:x="4.705cm" svg:y="16.97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7.112cm" svg:height="4.127cm" svg:x="4.705cm" svg:y="16.97cm">
              <draw:text-box>
                <text:p text:style-name="P2">Game </text:p>
              </draw:text-box>
            </draw:frame>
          </draw:g>
        </draw:g>
        <draw:g draw:style-name="gr1">
          <draw:g draw:style-name="gr1">
            <draw:custom-shape draw:style-name="gr2" draw:text-style-name="P1" draw:layer="layout" svg:width="7.112cm" svg:height="4.064cm" svg:x="12.905cm" svg:y="16.97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7.112cm" svg:height="4.127cm" svg:x="12.905cm" svg:y="16.97cm">
              <draw:text-box>
                <text:p text:style-name="P2">SecondSubordinate</text:p>
              </draw:text-box>
            </draw:frame>
          </draw:g>
        </draw:g>
        <draw:line draw:style-name="gr7" draw:text-style-name="P1" draw:layer="layout" svg:x1="8.302cm" svg:y1="16.875cm" svg:x2="14.652cm" svg:y2="12.43cm">
          <text:p/>
        </draw:line>
        <draw:line draw:style-name="gr7" draw:text-style-name="P1" draw:layer="layout" svg:x1="16.557cm" svg:y1="16.875cm" svg:x2="15.605cm" svg:y2="12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4T12:46:04.719705118</meta:creation-date>
    <dc:date>2023-09-18T00:10:46.278000000</dc:date>
    <meta:editing-duration>PT22M10S</meta:editing-duration>
    <meta:editing-cycles>2</meta:editing-cycles>
    <meta:generator>LibreOffice/7.6.1.2$Windows_X86_64 LibreOffice_project/f5defcebd022c5bc36bbb79be232cb6926d8f674</meta:generator>
    <meta:document-statistic meta:object-count="102"/>
  </office:meta>
</office:document-meta>
</file>